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</style:style>
    <style:style style:name="P23" style:family="paragraph" style:parent-style-name="Text_20_body" style:list-style-name="L5">
    </style:style>
    <style:style style:name="P24" style:family="paragraph" style:parent-style-name="Text_20_body" style:list-style-name="L6">
      <style:paragraph-properties fo:margin-top="0in" fo:margin-bottom="0in"/>
    </style:style>
    <style:style style:name="P25" style:family="paragraph" style:parent-style-name="Text_20_body" style:list-style-name="L7">
    </style:style>
    <style:style style:name="P26" style:family="paragraph" style:parent-style-name="Text_20_body" style:list-style-name="L8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473*"/>
    </style:style>
    <style:style style:name="Table1.B" style:family="table-column">
      <style:table-column-properties style:rel-column-width="45510*"/>
    </style:style>
  </office:automatic-styles>
  <office:body>
    <office:text>
      <text:h text:style-name="Heading_20_1" text:outline-level="1"><text:bookmark-start text:name="todo"/>TODO<text:bookmark-end text:name="todo"/></text:h>
      <text:h text:style-name="Heading_20_2" text:outline-level="2"><text:bookmark-start text:name="design"/>Design<text:bookmark-end text:name="design"/></text:h>
      <text:p text:style-name="First_20_paragraph">Try to see if I can make the XML entries precisely reflect respective API tranlation specifications; for example, if a query parameter must be fist, capture this in the XML.</text:p>
      <text:list text:style-name="L1">
        <text:list-item>
          <text:p text:style-name="P1">Better understand how to design XML.</text:p>
        </text:list-item>
        <text:list-item>
          <text:p text:style-name="P1">Understand requirements of each translation service in terms of what is required for each api call.</text:p>
        </text:list-item>
        <text:list-item>
          <text:p text:style-name="P1">What is common across services, what differs and how?</text:p>
        </text:list-item>
      </text:list>
      <text:h text:style-name="Heading_20_3" text:outline-level="3"><text:bookmark-start text:name="examples"/>Examples<text:bookmark-end text:name="examples"/></text:h>
      <text:p text:style-name="P2">&lt;queryString&gt;</text:p>
      <text:p text:style-name="P3"><text:s text:c="2"/>&lt;parm order="first"&gt;</text:p>
      <text:p text:style-name="P4"><text:s text:c="4"/>&lt;name&gt;Key&lt;/name&gt;</text:p>
      <text:p text:style-name="P5"><text:s text:c="4"/>&lt;value&gt;</text:p>
      <text:p text:style-name="P6">&lt;parms&gt;</text:p>
      <text:p text:style-name="P7"><text:s text:c="1"/>&lt;parm type="header"&gt;</text:p>
      <text:p text:style-name="P8"><text:s text:c="3"/>&lt;name&gt;api-key&lt;/name&gt;</text:p>
      <text:p text:style-name="P9"><text:s text:c="3"/>&lt;preset&gt;3.0&lt;/preset&gt;</text:p>
      <text:p text:style-name="P10"><text:s text:c="1"/>&lt;parm type="query"&gt;</text:p>
      <text:p text:style-name="P11"><text:s text:c="1"/>//....</text:p>
      <text:p text:style-name="P12">&lt;/parms&gt;</text:p>
      <text:p text:style-name="P13">&lt;parms&gt;</text:p>
      <text:p text:style-name="P14"><text:s text:c="1"/>&lt;preset&gt;</text:p>
      <text:p text:style-name="P15"><text:s text:c="3"/>&lt;heeader&gt;...</text:p>
      <text:p text:style-name="P16"><text:s text:c="3"/>&lt;/header&gt;</text:p>
      <text:p text:style-name="P17"><text:s text:c="3"/>&lt;query&gt;</text:p>
      <text:p text:style-name="P18"><text:s text:c="3"/>&lt;/query&gt;</text:p>
      <text:p text:style-name="P19"><text:s text:c="1"/>&lt;/prest&gt;</text:p>
      <text:h text:style-name="Heading_20_2" text:outline-level="2"><text:bookmark-start text:name="xml"/>XML<text:bookmark-end text:name="xml"/></text:h>
      <text:p text:style-name="First_20_paragraph"><text:a xlink:type="simple" xlink:href="https://www.w3schools.com/xml/" office:name=""><text:span text:style-name="Definition">XML Tutorial</text:span></text:a></text:p>
      <text:h text:style-name="Heading_20_2" text:outline-level="2"><text:bookmark-start text:name="understanding-xpath-queries"/>Understanding XPath Queries<text:bookmark-end text:name="understanding-xpath-queries"/></text:h>
      <text:list text:style-name="L2">
        <text:list-item>
          <text:p text:style-name="P20">W3School <text:a xlink:type="simple" xlink:href="https://www.w3schools.com/xml/xpath_nodes.asp" office:name=""><text:span text:style-name="Definition">XPath Tutorial</text:span></text:a><text:line-break/></text:p>
        </text:list-item>
        <text:list-item>
          <text:p text:style-name="P20"><text:a xlink:type="simple" xlink:href="https://www.softwaretestinghelp.com/xml-path-language-xpath-tutorial/" office:name=""><text:span text:style-name="Definition">XPath tutorial</text:span></text:a></text:p>
        </text:list-item>
        <text:list-item>
          <text:p text:style-name="P20"><text:a xlink:type="simple" xlink:href="https://www.educba.com/xml-features/?source=leftnav" office:name=""><text:span text:style-name="Definition">XPath Tutorial</text:span></text:a></text:p>
        </text:list-item>
        <text:list-item>
          <text:p text:style-name="P20"><text:a xlink:type="simple" xlink:href="https://riptutorial.com/xpath" office:name=""><text:span text:style-name="Definition">Getting Started with XPath</text:span></text:a> is Exellent!</text:p>
          <text:list text:style-name="L3">
            <text:list-item>
              <text:p text:style-name="P21"><text:a xlink:type="simple" xlink:href="https://riptutorial.com/xpath/example/6209/find-all-elements-with-certain-text" office:name=""><text:span text:style-name="Definition">Find all elements with certain text</text:span></text:a></text:p>
            </text:list-item>
          </text:list>
        </text:list-item>
      </text:list>
      <text:p text:style-name="First_20_paragraph">PHP’s SimpleXMLElement has an xpath() function.</text:p>
      <text:h text:style-name="Heading_20_2" text:outline-level="2"><text:bookmark-start text:name="guzzle"/>Guzzle<text:bookmark-end text:name="guzzle"/></text:h>
      <text:p text:style-name="First_20_paragraph"><text:a xlink:type="simple" xlink:href="https://docs.guzzlephp.org/en/stable/request-options.html" office:name=""><text:span text:style-name="Definition">Guzzle Request Options</text:span></text:a> can be set on the ctor or a Request object:</text:p>
      <text:list text:style-name="L4">
        <text:list-item>
          <text:p text:style-name="P22"><text:a xlink:type="simple" xlink:href="https://docs.guzzlephp.org/en/stable/request-options.html#auth" office:name=""><text:span text:style-name="Definition">Authorization</text:span></text:a></text:p>
        </text:list-item>
        <text:list-item>
          <text:p text:style-name="P22"><text:a xlink:type="simple" xlink:href="https://docs.guzzlephp.org/en/stable/request-options.html#headers" office:name=""><text:span text:style-name="Definition">headers</text:span></text:a></text:p>
        </text:list-item>
      </text:list>
      <text:h text:style-name="Heading_20_2" text:outline-level="2"><text:bookmark-start text:name="azure-translator"/>Azure Translator<text:bookmark-end text:name="azure-translator"/></text:h>
      <text:h text:style-name="Heading_20_3" text:outline-level="3"><text:bookmark-start text:name="my-settings"/>My Settings<text:bookmark-end text:name="my-setting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etting</text:p>
            </table:table-cell>
            <table:table-cell table:style-name="TableHeaderRowCell" office:value-type="string">
              <text:p text:style-name="Table_20_Heading">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location</text:p>
          </table:table-cell>
          <table:table-cell table:style-name="TableRowCell" office:value-type="string">
            <text:p text:style-name="Table_20_Contents">eastus2</text:p>
          </table:table-cell>
        </table:table-row>
        <table:table-row>
          <table:table-cell table:style-name="TableRowCell" office:value-type="string">
            <text:p text:style-name="Table_20_Contents">key1</text:p>
          </table:table-cell>
          <table:table-cell table:style-name="TableRowCell" office:value-type="string">
            <text:p text:style-name="Table_20_Contents">ef6e5b44c68d438c8d79cae2f8c020ba</text:p>
          </table:table-cell>
        </table:table-row>
        <table:table-row>
          <table:table-cell table:style-name="TableRowCell" office:value-type="string">
            <text:p text:style-name="Table_20_Contents">key2</text:p>
          </table:table-cell>
          <table:table-cell table:style-name="TableRowCell" office:value-type="string">
            <text:p text:style-name="Table_20_Contents">a3c9c437de3b43a7a93f707a71740af6</text:p>
          </table:table-cell>
        </table:table-row>
        <table:table-row>
          <table:table-cell table:style-name="TableRowCell" office:value-type="string">
            <text:p text:style-name="Table_20_Contents">Translation<text:line-break/>url</text:p>
          </table:table-cell>
          <table:table-cell table:style-name="TableRowCell" office:value-type="string">
            <text:p text:style-name="Table_20_Contents">https://api.cognitive.microsofttranslator.com/</text:p>
          </table:table-cell>
        </table:table-row>
      </table:table>
      <text:p text:style-name="First_20_paragraph"><text:a xlink:type="simple" xlink:href="https://docs.microsoft.com/en-us/azure/cognitive-services/translator/reference/v3-0-reference" office:name=""><text:span text:style-name="Definition">Documentation</text:span></text:a></text:p>
      <text:h text:style-name="Heading_20_3" text:outline-level="3"><text:bookmark-start text:name="translation-implementaqtions-in-php"/>Translation Implementaqtions in PHP<text:bookmark-end text:name="translation-implementaqtions-in-php"/></text:h>
      <text:list text:style-name="L5">
        <text:list-item>
          <text:p text:style-name="P23">Microsoft’s <text:a xlink:type="simple" xlink:href="https://github.com/MicrosoftTranslator/Text-Translation-API-V3-PHP/blob/master/Translate.php" office:name=""><text:span text:style-name="Definition">owm implmentation in PHP</text:span></text:a></text:p>
        </text:list-item>
        <text:list-item>
          <text:p text:style-name="P23"><text:a xlink:type="simple" xlink:href="https://github.com/matthiasnoback/microsoft-translator" office:name=""><text:span text:style-name="Definition">Matthisan Noback’s code</text:span></text:a></text:p>
          <text:list text:style-name="L6">
            <text:list-item>
              <text:p text:style-name="P24">Mainly just the file <text:a xlink:type="simple" xlink:href="https://github.com/matthiasnoback/microsoft-translator/blob/master/src/MatthiasNoback/MicrosoftTranslator/ApiCall/Translate.php" office:name=""><text:span text:style-name="Definition">Tranlate.php</text:span></text:a></text:p>
            </text:list-item>
          </text:list>
        </text:list-item>
        <text:list-item>
          <text:p text:style-name="P23"><text:a xlink:type="simple" xlink:href="https://www.aw6.de/azure/" office:name=""><text:span text:style-name="Definition">CURL Implementation</text:span></text:a></text:p>
        </text:list-item>
      </text:list>
      <text:h text:style-name="Heading_20_2" text:outline-level="2"><text:bookmark-start text:name="composer"/>Composer<text:bookmark-end text:name="composer"/></text:h>
      <text:list text:style-name="L7">
        <text:list-item>
          <text:p text:style-name="P25">Make this repositories composer-compliant, so that you can install it using composer and autoload its classes.</text:p>
          <text:list text:style-name="L8">
            <text:list-item>
              <text:p text:style-name="P26"><text:a xlink:type="simple" xlink:href="https://whoisryosuke.com/blog/2018/how-to-create-a-php-package-for-composer/" office:name=""><text:span text:style-name="Definition">Composer Package Management</text:span></text:a></text:p>
            </text:list-item>
            <text:list-item>
              <text:p text:style-name="P26"><text:a xlink:type="simple" xlink:href="https://packagist.org/" office:name=""><text:span text:style-name="Definition">Packagist The PHP Package Repository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2-03-15T12:33:02Z</meta:creation-date>
    <dc:date>2022-03-15T12:33:02Z</dc:date>
  </office:meta>
</office:document-meta>
</file>